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Heading_20_4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Le répertoire personnel</text:h>
      <text:p text:style-name="P1"><text:span text:style-name="T1">[homes]</text:span> <text:span text:style-name="T2"><text:line-break/># accès au rép. personnel de chaque utilisateur. <text:line-break/># la valeur du champ comment apparaitra dans le voisinage réseau <text:line-break/># inutile pour cette section de préciser le path, c'est celui de l'utilisateur, en fait </text:span><text:span text:style-name="Source_20_Text"><text:span text:style-name="T3">/home/%u</text:span></text:span> <text:line-break/><text:span text:style-name="Source_20_Text">comment =</text:span><text:span text:style-name="Source_20_Text"><text:span text:style-name="T1">Répertoire personnel</text:span></text:span> <text:line-break/><text:span text:style-name="Source_20_Text">browsable = </text:span><text:span text:style-name="Source_20_Text"><text:span text:style-name="T1">no</text:span></text:span> <text:line-break/><text:span text:style-name="Source_20_Text">writable = </text:span><text:span text:style-name="Source_20_Text"><text:span text:style-name="T1">yes</text:span></text:span> <text:line-break/><text:span text:style-name="Source_20_Text">create mode = </text:span><text:span text:style-name="Source_20_Text"><text:span text:style-name="T1">0700</text:span>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Source_20_Text" style:display-name="Source Text" style:family="text">
      <style:text-properties style:font-name="DejaVu Sans Mono" style:font-name-asian="DejaVu Sans2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 </meta:initial-creator>
    <meta:creation-date>2011-11-29T14:33:00</meta:creation-date>
    <meta:document-statistic meta:table-count="0" meta:image-count="0" meta:object-count="0" meta:page-count="1" meta:paragraph-count="2" meta:word-count="52" meta:character-count="328"/>
    <dc:date>2011-11-29T14:43:49</dc:date>
    <dc:creator>ZAC </dc:creator>
    <meta:editing-duration>PT00H10M51S</meta:editing-duration>
    <meta:editing-cycles>1</meta:editing-cycles>
    <meta:generator>OpenOffice.org/3.2$Linux OpenOffice.org_project/320m12$Build-9483</meta:generator>
  </office:meta>
</office:document-meta>
</file>